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4ab4720b-ec49-4303-83ed-e02a8aba0954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679c169e-292b-451e-96b8-1840d8423a81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7aebf04c-f2f9-42c5-a159-e6d1df470db0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a0ba9db7-fe95-4730-934a-c9d49ee079db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bce6b721-0345-4867-bf6c-63e82b057b19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a6dd0820-0b9f-42af-b72d-fe46d8e58467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e4a6d3c5-3557-4e9c-93c7-4cdb715a0a9d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